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4a1e" officeooo:paragraph-rsid="00154a1e"/>
    </style:style>
    <style:style style:name="P2" style:family="paragraph" style:parent-style-name="Standard">
      <style:text-properties officeooo:rsid="00171b01" officeooo:paragraph-rsid="00171b01"/>
    </style:style>
    <style:style style:name="P3" style:family="paragraph" style:parent-style-name="Standard">
      <style:text-properties fo:font-weight="bold" officeooo:rsid="00154a1e" officeooo:paragraph-rsid="00154a1e" style:font-weight-asian="bold" style:font-weight-complex="bold"/>
    </style:style>
    <style:style style:name="P4" style:family="paragraph" style:parent-style-name="Standard">
      <style:text-properties fo:font-size="12pt" fo:font-weight="bold" officeooo:rsid="00171b01" officeooo:paragraph-rsid="00154a1e" style:font-size-asian="10.5pt" style:font-weight-asian="bold" style:font-size-complex="12pt" style:font-weight-complex="bold"/>
    </style:style>
    <style:style style:name="P5" style:family="paragraph" style:parent-style-name="Standard">
      <style:text-properties fo:font-size="12pt" fo:font-weight="bold" officeooo:rsid="00171b01" officeooo:paragraph-rsid="00171b01" style:font-size-asian="10.5pt" style:font-weight-asian="bold" style:font-size-complex="12pt" style:font-weight-complex="bold"/>
    </style:style>
    <style:style style:name="P6" style:family="paragraph" style:parent-style-name="Standard">
      <style:text-properties fo:font-size="12pt" fo:font-weight="bold" officeooo:rsid="0017ad6e" officeooo:paragraph-rsid="0017ad6e" style:font-size-asian="10.5pt" style:font-weight-asian="bold" style:font-size-complex="12pt" style:font-weight-complex="bold"/>
    </style:style>
    <style:style style:name="P7" style:family="paragraph" style:parent-style-name="Standard">
      <style:text-properties fo:font-size="12pt" style:text-underline-style="none" fo:font-weight="bold" officeooo:rsid="00154a1e" officeooo:paragraph-rsid="00171b01" style:font-size-asian="12pt" style:font-weight-asian="bold" style:font-size-complex="12pt" style:font-weight-complex="bold"/>
    </style:style>
    <style:style style:name="P8" style:family="paragraph" style:parent-style-name="Standard">
      <style:text-properties fo:font-size="12pt" style:text-underline-style="none" fo:font-weight="bold" officeooo:rsid="00154a1e" officeooo:paragraph-rsid="00154a1e" style:font-size-asian="12pt" style:font-weight-asian="bold" style:font-size-complex="12pt" style:font-weight-complex="bold"/>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7ad6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BDUL RAHMAN Zulhusni</text:p>
      <text:p text:style-name="P7">FERREIRA Christopher</text:p>
      <text:p text:style-name="P8"/>
      <text:p text:style-name="P3"><text:span text:style-name="T1">Lab 2 : Memory Allocator</text:span></text:p>
      <text:p text:style-name="P4"><text:span text:style-name="T2"/></text:p>
      <text:p text:style-name="P5"><text:span text:style-name="T2">The objective of this assignment is to learn the implementation of dynamic memory allocator. This includes the different policies associated and the integration of safety checks.</text:span></text:p>
      <text:p text:style-name="P5"><text:span text:style-name="T2"/></text:p>
      <text:p text:style-name="P5"><text:span text:style-name="T2">We have managed to implement 3 different policies for our allocator :</text:span></text:p>
      <text:p text:style-name="P5"><text:span text:style-name="T2">- First-fit policy</text:span></text:p>
      <text:p text:style-name="P5"><text:span text:style-name="T2">- Best-fit policy</text:span></text:p>
      <text:p text:style-name="P5"><text:span text:style-name="T2">- Worst-fit policy</text:span></text:p>
      <text:p text:style-name="P5"><text:span text:style-name="T2"/></text:p>
      <text:p text:style-name="P5"><text:span text:style-name="T2">With this code we managed to pass all the test given initially (alloc1.in – alloc5.in) by comparing </text:span><text:span text:style-name="T3">the output of</text:span><text:span text:style-name="T2"> mem_shell </text:span><text:span text:style-name="T3">with mem_shell_sim. </text:span></text:p>
      <text:p text:style-name="P5"><text:span text:style-name="T3"/></text:p>
      <text:p text:style-name="P6"><text:span text:style-name="T2">We also constructed 3 different cases where each one of the policies functions correctly and the other two gives an error. These test are named compareWF.in, compareFF.in and compareBF.in which corresponds to the policies respectively.</text:span></text:p>
      <text:p text:style-name="P5"><text:span text:style-name="T2"/></text:p>
      <text:p text:style-name="P5"><text:span text:style-name="T2">Moreover, we included some safety checks which alerts the user of leaked memory and the call of ‘free’ on unauthorized spaces.</text:span></text:p>
      <text:p text:style-name="P5"><text:span text:style-name="T2"/></text:p>
      <text:p text:style-name="P5"><text:span text:style-name="T2"/></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3:23:09.853803686</meta:creation-date>
    <dc:date>2016-10-05T16:48:52.869788772</dc:date>
    <meta:editing-duration>PT8M34S</meta:editing-duration>
    <meta:editing-cycles>2</meta:editing-cycles>
    <meta:generator>LibreOffice/5.1.4.2$Linux_X86_64 LibreOffice_project/10m0$Build-2</meta:generator>
    <meta:document-statistic meta:table-count="0" meta:image-count="0" meta:object-count="0" meta:page-count="1" meta:paragraph-count="11" meta:word-count="135" meta:character-count="870" meta:non-whitespace-character-count="744"/>
  </office:meta>
</office:document-meta>
</file>